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0FD1119E7F2BC09D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2.55cm" fo:min-width="8.5cm" draw:shadow-opacity="50%"/>
    </style:style>
    <style:style style:name="gr3" style:family="graphic" style:parent-style-name="standard">
      <style:graphic-properties draw:stroke="none" draw:fill-color="#990000" draw:textarea-horizontal-align="justify" draw:textarea-vertical-align="middle" draw:auto-grow-height="false" fo:min-height="2.154cm" fo:min-width="2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ntage-subtitle">
      <style:graphic-properties draw:fill-color="#ffffff" draw:auto-grow-height="true" fo:min-height="14.22cm"/>
    </style:style>
    <style:style style:name="pr2" style:family="presentation" style:parent-style-name="Vintage-notes">
      <style:graphic-properties draw:fill-color="#ffffff" draw:auto-grow-height="true" fo:min-height="13.17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3.17cm"/>
    </style:style>
    <style:style style:name="pr6" style:family="presentation" style:parent-style-name="Vintage-title">
      <style:graphic-properties fo:min-height="3.06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990000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3333" draw:opacity="50%"/>
      <style:paragraph-properties fo:text-align="center"/>
      <style:text-properties fo:color="#990000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eeeeee"/>
    </style:style>
    <style:style style:name="P5" style:family="paragraph">
      <loext:graphic-properties draw:fill-color="#990000"/>
      <style:paragraph-properties fo:text-align="center"/>
      <style:text-properties fo:color="#eeeeee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cc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cc0000" fo:font-size="28pt" style:font-size-asian="28pt" style:font-size-complex="28pt"/>
    </style:style>
    <style:style style:name="T1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eeeee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c0000" fo:font-size="28pt" style:font-size-asian="28pt" style:font-size-complex="28pt"/>
    </style:style>
    <style:style style:name="T6" style:family="text">
      <style:text-properties fo:color="#cc0000"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text-style-name="P1" draw:layer="layout" svg:width="22.5cm" svg:height="14.22cm" svg:x="1.4cm" svg:y="0.8cm" presentation:class="subtitle">
          <draw:text-box>
            <text:p>Tecnologías de la Información y la Comunicación II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Unidades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 xml:id="id1" text:id="id1">Unidad 0. Introducción.</text:p>
                <text:list>
                  <text:list-item>
                    <text:p xml:id="id2" text:id="id2">Jerarquías de directorios.</text:p>
                  </text:list-item>
                  <text:list-item>
                    <text:p xml:id="id3" text:id="id3">Editor de textos.</text:p>
                  </text:list-item>
                  <text:list-item>
                    <text:p xml:id="id4" text:id="id4">Terminal (CLI).</text:p>
                  </text:list-item>
                </text:list>
              </text:list-item>
              <text:list-item>
                <text:p xml:id="id5" text:id="id5">Unidad 1. Programación estructurada.</text:p>
                <text:list>
                  <text:list-item>
                    <text:p xml:id="id6" text:id="id6">C++ en modo C.</text:p>
                  </text:list-item>
                </text:list>
              </text:list-item>
              <text:list-item>
                <text:p xml:id="id7" text:id="id7">Unidad 2. Programación orientada a objetos.</text:p>
                <text:list>
                  <text:list-item>
                    <text:p xml:id="id8" text:id="id8">C++.</text:p>
                  </text:list-item>
                </text:list>
              </text:list-item>
              <text:list-item>
                <text:p xml:id="id9" text:id="id9">Unidad 3. Bases de datos.</text:p>
                <text:list>
                  <text:list-item>
                    <text:p xml:id="id10" text:id="id10">Diseño. EER.</text:p>
                  </text:list-item>
                  <text:list-item>
                    <text:p xml:id="id11" text:id="id11">SQL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item>
                <text:p xml:id="id12" text:id="id12">Unidad 4. Programación Web.</text:p>
                <text:list>
                  <text:list-item>
                    <text:p xml:id="id13" text:id="id13"><text:s/>HTML5, CSS3.</text:p>
                  </text:list-item>
                  <text:list-item>
                    <text:p xml:id="id14" text:id="id14">PHP</text:p>
                  </text:list-item>
                </text:list>
              </text:list-item>
              <text:list-item>
                <text:p xml:id="id15" text:id="id15">Unidad 5. Publicación y difusión de contenidos.</text:p>
                <text:list>
                  <text:list-item>
                    <text:p xml:id="id16" text:id="id16">WordPress.</text:p>
                  </text:list-item>
                </text:list>
              </text:list-item>
              <text:list-item>
                <text:p xml:id="id17" text:id="id17">Unidad 6. Seguridad.</text:p>
                <text:list>
                  <text:list-item>
                    <text:p xml:id="id18" text:id="id18">Criptografía asimétrica.</text:p>
                  </text:list-item>
                  <text:list-item>
                    <text:p xml:id="id19" text:id="id19">Certificados para páginas web.</text:p>
                  </text:list-item>
                  <text:list-item>
                    <text:p xml:id="id20" text:id="id20">Fuerza bruta.</text:p>
                  </text:list-item>
                  <text:list-item>
                    <text:p xml:id="id21" text:id="id21">SQL injection.</text:p>
                  </text:list-item>
                  <text:list-item>
                    <text:p xml:id="id22" text:id="id22">Cross Site Scripting (XSS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9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riterios de calificación</text:p>
          </draw:text-box>
        </draw:frame>
        <draw:custom-shape draw:style-name="gr2" draw:text-style-name="P3" xml:id="id23" draw:id="id23" draw:layer="layout" svg:width="9cm" svg:height="2.8cm" svg:x="2.1cm" svg:y="6.4cm">
          <text:p text:style-name="P2"><text:span text:style-name="T1">Procedimient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9cm" svg:height="2.8cm" svg:x="8.7cm" svg:y="10.8cm">
          <text:p text:style-name="P2"><text:span text:style-name="T1">Concept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9cm" svg:height="2.8cm" svg:x="13.3cm" svg:y="13.4cm">
          <text:p text:style-name="P2"><text:span text:style-name="T1">Actitud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4" draw:id="id24" draw:layer="layout" svg:width="3.6cm" svg:height="3.4cm" svg:x="9.4cm" svg:y="4.4cm">
          <text:p text:style-name="P4"><text:span text:style-name="T2">5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6" draw:id="id26" draw:layer="layout" svg:width="3.6cm" svg:height="3.4cm" svg:x="16cm" svg:y="8.8cm">
          <text:p text:style-name="P4"><text:span text:style-name="T2">4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9" draw:id="id29" draw:layer="layout" svg:width="3.6cm" svg:height="3.4cm" svg:x="20.6cm" svg:y="11.4cm">
          <text:p text:style-name="P4"><text:span text:style-name="T2">1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7" draw:id="id27" draw:layer="layout" svg:width="3.6cm" svg:height="3.4cm" svg:x="9.401cm" svg:y="4.4cm">
          <text:p text:style-name="P4"><text:span text:style-name="T2">9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5.314cm" svg:height="1.987cm" svg:x="1.791cm" svg:y="16.7cm">
          <draw:text-box>
            <text:p xml:id="id30" text:id="id30" text:style-name="P6"><text:span text:style-name="T3">Nota Final</text:span><text:span text:style-name="T4"> </text:span><text:span text:style-name="T5">= </text:span><text:span text:style-name="T6">Media aritmética de </text:span><text:span text:style-name="T6">todas las </text:span><text:span text:style-name="T6">evaluacio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.00765890867780893 0.00057696656624683l-0.0910046146171115-0.112601434769193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4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ondicion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31" text:id="id31"><text:span text:style-name="T7">Todas</text:span> evaluaciones &gt;= 4.</text:p>
              </text:list-item>
              <text:list-item>
                <text:p xml:id="id32" text:id="id32"><text:span text:style-name="T7">Todas las prácticas/exámenes</text:span> &gt;= 3 para hacer media.</text:p>
              </text:list-item>
              <text:list-item>
                <text:p xml:id="id33" text:id="id33">En junio <text:span text:style-name="T7">recuperación</text:span> evaluaciones pendientes.</text:p>
              </text:list-item>
              <text:list-item>
                <text:p xml:id="id34" text:id="id34">Evaluación <text:span text:style-name="T7">extraordinaria</text:span>:</text:p>
                <text:list>
                  <text:list-item>
                    <text:p xml:id="id35" text:id="id35">Examen y/o práctica a entregar día examen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0FD1119E7F2BC09D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22:04:20.820495180</meta:creation-date>
    <dc:date>2016-09-11T22:50:41.653541960</dc:date>
    <meta:editing-duration>PT46M15S</meta:editing-duration>
    <meta:editing-cycles>12</meta:editing-cycles>
    <meta:generator>LibreOffice/5.1.5.2$Linux_X86_64 LibreOffice_project/10m0$Build-2</meta:generator>
    <meta:document-statistic meta:object-count="56"/>
  </office:meta>
</office:document-meta>
</file>